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яснительная записка</text:p>
      <text:p text:style-name="P2">В игре <text:span text:style-name="T1">'</text:span><text:span text:style-name="T2">Змейка</text:span><text:span text:style-name="T1">' </text:span><text:span text:style-name="T2">реализовано 3 класса </text:span><text:span text:style-name="T1">(Snake, Apple, Border) </text:span><text:span text:style-name="T2">и база данных </text:span><text:span text:style-name="T1">record.db. </text:span><text:span text:style-name="T2">Картинки расположены в папке </text:span><text:span text:style-name="T1">data</text:span><text:span text:style-name="T2">. </text:span></text:p>
      <text:p text:style-name="P2"><text:span text:style-name="T2">При запуске пользователь видит меню, где он может изучить правила игры и приступить к самой игре. При нажатии стрелок змея двигается, при столкновении с яблоком, съедает его. Счёт съеденных яблок идёт в левом верхнем углу, там же показан рекорд. Рекорд обновляется и записывается в базу данных. При столкновении с краями окна змейка погибает и открывается окно окончания игры. Тут же пользователь может увидеть, побил он рекорд, или нет. Чтобы начать игру заново, нужно закрыть ок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335 </meta:initial-creator>
    <meta:creation-date>2023-02-05T15:41:36.12</meta:creation-date>
    <meta:document-statistic meta:table-count="0" meta:image-count="0" meta:object-count="0" meta:page-count="1" meta:paragraph-count="3" meta:word-count="95" meta:character-count="624"/>
    <dc:date>2023-02-05T16:00:51.95</dc:date>
    <dc:creator>335 </dc:creator>
    <meta:editing-duration>PT37S</meta:editing-duration>
    <meta:editing-cycles>1</meta:editing-cycles>
    <meta:generator>OpenOffice/4.1.13$Win32 OpenOffice.org_project/4113m1$Build-9810</meta:generator>
  </office:meta>
</office:document-meta>
</file>